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5in" style:use-optimal-column-width="false"/>
    </style:style>
    <style:style style:name="Table1" style:family="table" style:master-page-name="MPF0">
      <style:table-properties style:width="6.5in" fo:margin-left="0in" table:align="left"/>
    </style:style>
    <style:style style:name="TableRow3" style:family="table-row">
      <style:table-row-properties style:row-height="1.25in" style:use-optimal-row-height="false"/>
    </style:style>
    <style:style style:name="TableCell4" style:family="table-cell">
      <style:table-cell-properties fo:border="none" style:writing-mode="lr-tb" fo:padding-top="0in" fo:padding-left="0in" fo:padding-bottom="0.0798in" fo:padding-right="0in"/>
    </style:style>
    <style:style style:name="P5" style:parent-style-name="Title" style:family="paragraph">
      <style:paragraph-properties fo:break-before="page"/>
    </style:style>
    <style:style style:name="T6" style:parent-style-name="DefaultParagraphFont" style:family="text">
      <style:text-properties fo:font-size="26pt" style:font-size-asian="26pt" style:font-size-complex="26pt"/>
    </style:style>
    <style:style style:name="T7" style:parent-style-name="DefaultParagraphFont" style:family="text">
      <style:text-properties fo:font-size="18pt" style:font-size-asian="18pt" style:font-size-complex="18pt"/>
    </style:style>
    <style:style style:name="T8" style:parent-style-name="DefaultParagraphFont" style:family="text">
      <style:text-properties fo:font-size="18pt" style:font-size-asian="18pt" style:font-size-complex="18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in" fo:padding-left="0in" fo:padding-bottom="0.0798in" fo:padding-right="0in"/>
    </style:style>
    <style:style style:name="P11" style:parent-style-name="Standard" style:list-style-name="WWNum16" style:family="paragraph">
      <style:paragraph-properties fo:margin-bottom="0.0125in" fo:line-height="103%"/>
    </style:style>
    <style:style style:name="T12" style:parent-style-name="DefaultParagraphFont" style:family="text">
      <style:text-properties style:font-name-asian="Calibri" style:font-name-complex="Calibri"/>
    </style:style>
    <style:style style:name="P13" style:parent-style-name="Standard" style:list-style-name="WWNum16" style:family="paragraph">
      <style:paragraph-properties fo:margin-bottom="0.0125in" fo:line-height="103%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Standard" style:list-style-name="WWNum16" style:family="paragraph">
      <style:paragraph-properties fo:margin-bottom="0.2055in" fo:line-height="103%"/>
    </style:style>
    <style:style style:name="T16" style:parent-style-name="DefaultParagraphFont" style:family="text">
      <style:text-properties style:font-name-asian="Calibri" style:font-name-complex="Calibri"/>
    </style:style>
    <style:style style:name="T17" style:parent-style-name="DefaultParagraphFont" style:family="text">
      <style:text-properties style:font-name-asian="Calibri" style:font-name-complex="Calibri"/>
    </style:style>
    <style:style style:name="P18" style:parent-style-name="Standard" style:list-style-name="WWNum16" style:family="paragraph">
      <style:paragraph-properties fo:margin-bottom="0.0125in" fo:line-height="103%"/>
    </style:style>
    <style:style style:name="T19" style:parent-style-name="DefaultParagraphFont" style:family="text">
      <style:text-properties style:font-name-asian="Calibri" style:font-name-complex="Calibri"/>
    </style:style>
    <style:style style:name="P20" style:parent-style-name="Standard" style:list-style-name="WWNum16" style:family="paragraph">
      <style:paragraph-properties fo:margin-bottom="0.0125in" fo:line-height="103%"/>
    </style:style>
    <style:style style:name="T21" style:parent-style-name="DefaultParagraphFont" style:family="text">
      <style:text-properties style:font-name-asian="Calibri" style:font-name-complex="Calibri"/>
    </style:style>
    <style:style style:name="P22" style:parent-style-name="Standard" style:list-style-name="WWNum16" style:family="paragraph">
      <style:paragraph-properties fo:margin-bottom="0.0125in" fo:line-height="103%"/>
    </style:style>
    <style:style style:name="T23" style:parent-style-name="DefaultParagraphFont" style:family="text">
      <style:text-properties style:font-name-asian="Calibri" style:font-name-complex="Calibri"/>
    </style:style>
    <style:style style:name="T24" style:parent-style-name="DefaultParagraphFont" style:family="text">
      <style:text-properties style:font-name-asian="Calibri" style:font-name-complex="Calibri"/>
    </style:style>
    <style:style style:name="P25" style:parent-style-name="Standard" style:list-style-name="WWNum16" style:family="paragraph">
      <style:paragraph-properties fo:margin-bottom="0.0125in" fo:line-height="103%"/>
    </style:style>
    <style:style style:name="T26" style:parent-style-name="DefaultParagraphFont" style:family="text">
      <style:text-properties style:font-name-asian="Calibri" style:font-name-complex="Calibri"/>
    </style:style>
    <style:style style:name="P27" style:parent-style-name="Standard" style:list-style-name="WWNum16" style:family="paragraph">
      <style:paragraph-properties fo:margin-bottom="0.0125in" fo:line-height="103%"/>
    </style:style>
    <style:style style:name="T28" style:parent-style-name="DefaultParagraphFont" style:family="text">
      <style:text-properties style:font-name-asian="Calibri" style:font-name-complex="Calibri"/>
    </style:style>
    <style:style style:name="P29" style:parent-style-name="Standard" style:list-style-name="WWNum16" style:family="paragraph">
      <style:paragraph-properties fo:margin-bottom="0.0125in" fo:line-height="103%"/>
    </style:style>
    <style:style style:name="T30" style:parent-style-name="DefaultParagraphFont" style:family="text">
      <style:text-properties style:font-name-asian="Calibri" style:font-name-complex="Calibri"/>
    </style:style>
    <style:style style:name="P31" style:parent-style-name="Standard" style:list-style-name="WWNum16" style:family="paragraph">
      <style:paragraph-properties fo:margin-bottom="0.0125in" fo:line-height="103%"/>
    </style:style>
    <style:style style:name="T32" style:parent-style-name="DefaultParagraphFont" style:family="text">
      <style:text-properties style:font-name-asian="Calibri" style:font-name-complex="Calibri"/>
    </style:style>
    <style:style style:name="T33" style:parent-style-name="DefaultParagraphFont" style:family="text">
      <style:text-properties style:font-name-asian="Calibri" style:font-name-complex="Calibri"/>
    </style:style>
    <style:style style:name="P34" style:parent-style-name="Standard" style:list-style-name="WWNum16" style:family="paragraph">
      <style:paragraph-properties fo:margin-bottom="0.0125in" fo:line-height="103%"/>
    </style:style>
    <style:style style:name="T35" style:parent-style-name="DefaultParagraphFont" style:family="text">
      <style:text-properties style:font-name-asian="Calibri" style:font-name-complex="Calibri"/>
    </style:style>
    <style:style style:name="TableColumn37" style:family="table-column">
      <style:table-column-properties style:column-width="6.4513in" style:use-optimal-column-width="false"/>
    </style:style>
    <style:style style:name="Table36" style:family="table">
      <style:table-properties style:width="6.451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312in solid #BFBFBF" fo:border-bottom="none" fo:border-right="none" style:writing-mode="lr-tb" fo:padding-top="0in" fo:padding-left="0.4in" fo:padding-bottom="0in" fo:padding-right="0in"/>
    </style:style>
    <style:style style:name="T40" style:parent-style-name="DefaultParagraphFont" style:family="text">
      <style:text-properties style:text-position="super 63.6%"/>
    </style:style>
    <style:style style:name="T41" style:parent-style-name="DefaultParagraphFont" style:family="text">
      <style:text-properties style:text-position="super 63.6%"/>
    </style:style>
    <style:style style:name="P42" style:parent-style-name="ListParagraph" style:list-style-name="WWNum14" style:family="paragraph"/>
    <style:style style:name="P43" style:parent-style-name="ListParagraph" style:list-style-name="WWNum14" style:family="paragraph"/>
    <style:style style:name="P44" style:parent-style-name="ListParagraph" style:list-style-name="WWNum14" style:family="paragraph"/>
    <style:style style:name="P45" style:parent-style-name="ListParagraph" style:list-style-name="WWNum14" style:family="paragraph"/>
    <style:style style:name="P46" style:parent-style-name="ListParagraph" style:list-style-name="WWNum14" style:family="paragraph"/>
    <style:style style:name="P47" style:parent-style-name="ListParagraph" style:list-style-name="WWNum14" style:family="paragraph"/>
    <style:style style:name="P48" style:parent-style-name="ListParagraph" style:list-style-name="WWNum14" style:family="paragraph"/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312in solid #BFBFBF" fo:border-bottom="none" fo:border-right="none" style:writing-mode="lr-tb" fo:padding-top="0in" fo:padding-left="0.4in" fo:padding-bottom="0in" fo:padding-right="0in"/>
    </style:style>
    <style:style style:name="T51" style:parent-style-name="DefaultParagraphFont" style:family="text">
      <style:text-properties style:text-position="super 63.6%"/>
    </style:style>
    <style:style style:name="T52" style:parent-style-name="DefaultParagraphFont" style:family="text">
      <style:text-properties style:text-position="super 63.6%"/>
    </style:style>
    <style:style style:name="P53" style:parent-style-name="ListParagraph" style:list-style-name="WWNum15" style:family="paragraph"/>
    <style:style style:name="P54" style:parent-style-name="ListParagraph" style:list-style-name="WWNum15" style:family="paragraph"/>
    <style:style style:name="P55" style:parent-style-name="ListParagraph" style:list-style-name="WWNum15" style:family="paragraph"/>
    <style:style style:name="P56" style:parent-style-name="ListParagraph" style:list-style-name="WWNum15" style:family="paragraph"/>
    <style:style style:name="P57" style:parent-style-name="ListParagraph" style:list-style-name="WWNum15" style:family="paragraph"/>
    <style:style style:name="P58" style:parent-style-name="ListParagraph" style:list-style-name="WWNum15" style:family="paragraph"/>
    <style:style style:name="P59" style:parent-style-name="ListParagraph" style:list-style-name="WWNum15" style:family="paragraph"/>
    <style:style style:name="TableColumn61" style:family="table-column">
      <style:table-column-properties style:column-width="6.4513in" style:use-optimal-column-width="false"/>
    </style:style>
    <style:style style:name="Table60" style:family="table">
      <style:table-properties style:width="6.4513in" fo:margin-left="-0.35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312in solid #BFBFBF" fo:border-bottom="none" fo:border-right="none" style:writing-mode="lr-tb" fo:padding-top="0in" fo:padding-left="0.4in" fo:padding-bottom="0in" fo:padding-right="0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312in solid #BFBFBF" fo:border-bottom="none" fo:border-right="none" style:writing-mode="lr-tb" fo:padding-top="0in" fo:padding-left="0.4in" fo:padding-bottom="0in" fo:padding-right="0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312in solid #BFBFBF" fo:border-bottom="none" fo:border-right="none" style:writing-mode="lr-tb" fo:padding-top="0in" fo:padding-left="0.4in" fo:padding-bottom="0in" fo:padding-right="0in"/>
    </style:style>
    <style:style style:name="T68" style:parent-style-name="DefaultParagraphFont" style:family="text">
      <style:text-properties fo:color="#1D824C" fo:font-size="13pt" style:font-size-asian="13pt" style:font-size-complex="13pt"/>
    </style:style>
    <style:style style:name="T69" style:parent-style-name="DefaultParagraphFont" style:family="text">
      <style:text-properties fo:color="#1D824C" fo:font-size="13pt" style:font-size-asian="13pt" style:font-size-complex="13pt"/>
    </style:style>
    <style:style style:name="T70" style:parent-style-name="SubtleReference" style:family="text">
      <style:text-properties fo:font-size="13pt" style:font-size-asian="13pt" style:font-size-complex="13pt"/>
    </style:style>
    <style:style style:name="P71" style:parent-style-name="Heading1" style:list-style-name="WWNum18" style:family="paragraph"/>
    <style:style style:name="T72" style:parent-style-name="DefaultParagraphFont" style:family="text">
      <style:text-properties style:font-name="Calibri" fo:font-weight="normal" style:font-weight-asian="normal" fo:color="#595959" fo:font-size="11pt" style:font-size-asian="11pt" style:font-size-complex="11pt"/>
    </style:style>
    <style:style style:name="P73" style:parent-style-name="Heading1" style:list-style-name="WWNum18" style:family="paragraph"/>
    <style:style style:name="T74" style:parent-style-name="DefaultParagraphFont" style:family="text">
      <style:text-properties style:font-name="Calibri" fo:font-weight="normal" style:font-weight-asian="normal" fo:color="#595959" fo:font-size="11pt" style:font-size-asian="11pt" style:font-size-complex="11pt"/>
    </style:style>
    <style:style style:name="P75" style:parent-style-name="Heading1" style:list-style-name="WWNum18" style:family="paragraph"/>
    <style:style style:name="T76" style:parent-style-name="DefaultParagraphFont" style:family="text">
      <style:text-properties style:font-name="Calibri" fo:font-weight="normal" style:font-weight-asian="normal" fo:color="#595959" fo:font-size="11pt" style:font-size-asian="11pt" style:font-size-complex="11pt"/>
    </style:style>
    <style:style style:name="P77" style:parent-style-name="ListParagraph" style:list-style-name="WWNum19" style:family="paragraph"/>
    <style:style style:name="P78" style:parent-style-name="ListParagraph" style:list-style-name="WWNum19" style:family="paragraph"/>
    <style:style style:name="P79" style:parent-style-name="ListParagraph" style:list-style-name="WWNum19" style:family="paragraph"/>
    <style:style style:name="T80" style:parent-style-name="DefaultParagraphFont" style:family="text">
      <style:text-properties style:text-position="super 63.6%"/>
    </style:style>
    <style:style style:name="P81" style:parent-style-name="ListParagraph" style:list-style-name="WWNum19" style:family="paragraph"/>
    <style:style style:name="P82" style:parent-style-name="ListParagraph" style:list-style-name="WWNum19" style:family="paragraph"/>
    <style:style style:name="P83" style:parent-style-name="ListParagraph" style:list-style-name="WWNum19" style:family="paragraph"/>
    <style:style style:name="P84" style:parent-style-name="ListParagraph" style:list-style-name="WWNum19" style:family="paragraph"/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Sai Krishna Chilakamarri</text:span></text:p>
            <text:p text:style-name="ContactInfo"><text:span text:style-name="T7">Mobile: 8106524831</text:span></text:p>
            <text:p text:style-name="ContactInfoEmphasis"><text:span text:style-name="T8">Email: saikrishna241097@gmail.com</text:span></text:p>
          </table:table-cell>
        </table:table-row>
        <table:table-row table:style-name="TableRow9">
          <table:table-cell table:style-name="TableCell10">
            <text:p text:style-name="Standard">A network and hardware engineer seeking for the position where I can utilize my professional skills<text:s/>towards the growth of organization. Ability to accept professional challenges and opportunities to make use of my strengths and build up my career.</text:p>
            <text:h text:style-name="Heading1" text:outline-level="1">Job Profile</text:h>
            <text:list text:style-name="WWNum16">
              <text:list-item>
                <text:p text:style-name="P11"><text:span text:style-name="T12">Assembling of computers.</text:span></text:p>
              </text:list-item>
              <text:list-item>
                <text:p text:style-name="P13"><text:span text:style-name="T14">Software installations and troubleshooting.</text:span></text:p>
              </text:list-item>
              <text:list-item>
                <text:p text:style-name="P15"><text:span text:style-name="T16">Installation of Windows<text:s/></text:span><text:span text:style-name="T17">2003 Server Installing of antivirus, Symantec antivirus software’s.</text:span></text:p>
              </text:list-item>
              <text:list-item>
                <text:p text:style-name="P18"><text:span text:style-name="T19">Hardware assembling and Troubleshooting of pc.</text:span></text:p>
              </text:list-item>
              <text:list-item>
                <text:p text:style-name="P20"><text:span text:style-name="T21">Installing, configuring and troubleshooting all windows Operating systems.</text:span></text:p>
              </text:list-item>
              <text:list-item>
                <text:p text:style-name="P22"><text:span text:style-name="T23">Installing and configuring desktop clients with OS like Windows XP</text:span><text:span text:style-name="T24">, Windows 7, windows 10.</text:span></text:p>
              </text:list-item>
              <text:list-item>
                <text:p text:style-name="P25"><text:span text:style-name="T26">Installation and Troubleshooting of operating systems like Windows 2008r2.</text:span></text:p>
              </text:list-item>
              <text:list-item>
                <text:p text:style-name="P27"><text:span text:style-name="T28">Troubleshooting google chrome application issue.</text:span></text:p>
              </text:list-item>
              <text:list-item>
                <text:p text:style-name="P29"><text:span text:style-name="T30">OS Installation from WDS server application to client machine.</text:span></text:p>
              </text:list-item>
              <text:list-item>
                <text:p text:style-name="P31"><text:span text:style-name="T32">Trouble shooting on other software technical</text:span><text:span text:style-name="T33"><text:s/>issues like Citrix.</text:span></text:p>
              </text:list-item>
              <text:list-item>
                <text:p text:style-name="P34"><text:span text:style-name="T35">LAN cable <text:s/>set a color code <text:s/>crimping and testing</text:span></text:p>
              </text:list-item>
            </text:list>
          </table:table-cell>
        </table:table-row>
      </table:table>
      <text:h text:style-name="Heading1" text:outline-level="1">Experience</text:h>
      <table:table table:style-name="Table36">
        <table:table-columns>
          <table:table-column table:style-name="TableColumn37"/>
        </table:table-columns>
        <table:table-row table:style-name="TableRow38">
          <table:table-cell table:style-name="TableCell39">
            <text:h text:style-name="Heading3" text:outline-level="3">03<text:span text:style-name="T40">rd</text:span><text:s/>November, 2022 – 17<text:span text:style-name="T41">th</text:span><text:s/>February, 2023</text:h>
            <text:h text:style-name="Heading2" text:outline-level="2">Des<text:bookmark-start text:name="Bookmark"/><text:bookmark-end text:name="Bookmark"/>ktop Engineer,<text:s/><text:span text:style-name="SubtleReference">Team computers</text:span></text:h>
            <text:list text:style-name="WWNum14" text:continue-numbering="true">
              <text:list-item>
                <text:p text:style-name="P42">OS installation from WDs server to company domain desktops and laptops.</text:p>
              </text:list-item>
              <text:list-item>
                <text:p text:style-name="P43">Trouble shooting internet<text:s/>platform issues and finding root cause and resolving them in laptops and desktops.</text:p>
              </text:list-item>
              <text:list-item>
                <text:p text:style-name="P44">Worked on installing company domain settings into new desktops and laptops</text:p>
              </text:list-item>
              <text:list-item>
                <text:p text:style-name="P45">Worked on network related trouble shooting regarding internet connections.</text:p>
              </text:list-item>
              <text:list-item>
                <text:p text:style-name="P46">Installing various applications and programs for end users.</text:p>
              </text:list-item>
              <text:list-item>
                <text:p text:style-name="P47">Mail configurations to company desktops and laptops.</text:p>
              </text:list-item>
              <text:list-item>
                <text:p text:style-name="P48">Testing of computers to see if they are working well.</text:p>
              </text:list-item>
            </text:list>
          </table:table-cell>
        </table:table-row>
        <table:table-row table:style-name="TableRow49">
          <table:table-cell table:style-name="TableCell50">
            <text:h text:style-name="Heading3" text:outline-level="3">24<text:span text:style-name="T51">th</text:span><text:s/>June, 2021 – 24<text:span text:style-name="T52">th</text:span><text:s/>November, 2021</text:h>
            <text:h text:style-name="Heading2" text:outline-level="2">Desktop support engineer,<text:s/><text:span text:style-name="SubtleReference">Care infotech</text:span></text:h>
            <text:list text:style-name="WWNum15" text:continue-numbering="true">
              <text:list-item>
                <text:p text:style-name="P53">Operating System installations to<text:s/>company desktops and laptops.</text:p>
              </text:list-item>
              <text:list-item>
                <text:p text:style-name="P54">Hardware trouble shooting for company desktops.</text:p>
              </text:list-item>
              <text:list-item>
                <text:p text:style-name="P55">Worked on installing company domain settings into new desktops and laptops<text:s/><text:s text:c="10"/>and any network related trouble shooting regarding internet connections.</text:p>
              </text:list-item>
              <text:list-item>
                <text:p text:style-name="P56">Installing various applications and programs for end users.</text:p>
              </text:list-item>
              <text:list-item>
                <text:p text:style-name="P57">Testing of computers to see they are working well.</text:p>
              </text:list-item>
              <text:list-item>
                <text:p text:style-name="P58">Working experience as a field engineer.</text:p>
              </text:list-item>
              <text:list-item>
                <text:p text:style-name="P59">Preventive maintenance of system requirement to clean systems with blower and checking<text:s/><text:s/>status (working or not)</text:p>
              </text:list-item>
            </text:list>
          </table:table-cell>
        </table:table-row>
      </table:table>
      <text:soft-page-break/>
      <text:h text:style-name="Heading1" text:outline-level="1"><text:line-break/>Education</text:h>
      <table:table table:style-name="Table60">
        <table:table-columns>
          <table:table-column table:style-name="TableColumn61"/>
        </table:table-columns>
        <table:table-row table:style-name="TableRow62">
          <table:table-cell table:style-name="TableCell63">
            <text:h text:style-name="Heading3" text:outline-level="3">June 2019</text:h>
            <text:h text:style-name="Heading2" text:outline-level="2">Bcom Computers,<text:s/><text:span text:style-name="SubtleReference">Sarada Degree College</text:span></text:h>
            <text:p text:style-name="Standard"/>
          </table:table-cell>
        </table:table-row>
        <table:table-row table:style-name="TableRow64">
          <table:table-cell table:style-name="TableCell65">
            <text:h text:style-name="Heading3" text:outline-level="3">March 2016</text:h>
            <text:h text:style-name="Heading2" text:outline-level="2">Intermediate,<text:s/><text:span text:style-name="SubtleReference">Srimedha junior college</text:span></text:h>
            <text:p text:style-name="Standard"/>
          </table:table-cell>
        </table:table-row>
        <table:table-row table:style-name="TableRow66">
          <table:table-cell table:style-name="TableCell67">
            <text:h text:style-name="Heading3" text:outline-level="3">May 2014</text:h>
            <text:h text:style-name="Heading3" text:outline-level="3"><text:span text:style-name="T68">SSC (10th<text:s/></text:span><text:span text:style-name="T69">Standard)</text:span>,<text:s/><text:span text:style-name="T70">navodaya Public school</text:span></text:h>
          </table:table-cell>
        </table:table-row>
      </table:table>
      <text:h text:style-name="Heading1" text:outline-level="1">Skills</text:h>
      <text:list text:style-name="WWNum18">
        <text:list-item>
          <text:p text:style-name="P71"><text:span text:style-name="T72">Trained on Hardware and networking and certified from Jetking institute.</text:span></text:p>
        </text:list-item>
      </text:list>
      <text:list text:style-name="WWNum18" text:continue-numbering="true">
        <text:list-item>
          <text:p text:style-name="P73"><text:span text:style-name="T74">Knowledge on Computer hardware issues.</text:span></text:p>
        </text:list-item>
      </text:list>
      <text:list text:style-name="WWNum18" text:continue-numbering="true">
        <text:list-item>
          <text:p text:style-name="P75"><text:span text:style-name="T76">Knowledge on Windows 7, 8, 10.</text:span></text:p>
        </text:list-item>
      </text:list>
      <text:h text:style-name="Heading1" text:outline-level="1"/>
      <text:h text:style-name="Heading1" text:outline-level="1">Hobbies</text:h>
      <text:list text:style-name="WWNum19">
        <text:list-item>
          <text:p text:style-name="P77">Playing Cricket.</text:p>
        </text:list-item>
        <text:list-item>
          <text:p text:style-name="P78">Watching Movies.</text:p>
        </text:list-item>
      </text:list>
      <text:h text:style-name="Heading1" text:outline-level="1">Personal Details</text:h>
      <text:list text:style-name="WWNum19">
        <text:list-item>
          <text:p text:style-name="P79">Date of<text:s/>Birth: 24<text:span text:style-name="T80">th</text:span><text:s/>Aug, 1999.</text:p>
        </text:list-item>
        <text:list-item>
          <text:p text:style-name="P81">Languages Known: Telugu, English.</text:p>
        </text:list-item>
        <text:list-item>
          <text:p text:style-name="P82">Nationality: Indian.</text:p>
        </text:list-item>
        <text:list-item>
          <text:p text:style-name="P83">Father Name: Balaji Ch.</text:p>
        </text:list-item>
        <text:list-item>
          <text:p text:style-name="P84">Address: Flat no: 401, Krishna Residency, AVS Road, Payakapuram, Vijayawada – 520015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lace: Hyderabad.</text:p>
      <text:p text:style-name="Standard">Date:</text:p>
      <text:p text:style-name="Standard"/>
      <text:soft-page-break/>
      <text:p text:style-name="Standard"><text:tab/><text:tab/><text:tab/><text:tab/><text:tab/><text:tab/><text:tab/>(Sesha Sai Krishna Kesav<text:s/>Chilakamarri)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2777in" fo:margin-bottom="0.1388in"/>
      <style:text-properties style:font-name="Georgia" fo:font-weight="bold" style:font-weight-asian="bold" fo:text-transform="uppercase" fo:color="#262626" fo:font-size="14pt" style:font-size-asian="14pt" style:font-size-complex="16pt" fo:hyphenate="false"/>
    </style:style>
    <style:style style:name="Heading2" style:display-name="Heading 2" style:family="paragraph" style:parent-style-name="Standard" style:next-style-name="Textbody" style:default-outline-level="2">
      <style:paragraph-properties fo:margin-bottom="0.0277in"/>
      <style:text-properties fo:font-weight="bold" style:font-weight-asian="bold" fo:text-transform="uppercase" fo:color="#1D824C" fo:font-size="13pt" style:font-size-asian="13pt" style:font-size-complex="13pt" fo:hyphenate="false"/>
    </style:style>
    <style:style style:name="Heading3" style:display-name="Heading 3" style:family="paragraph" style:parent-style-name="Standard" style:next-style-name="Textbody" style:default-outline-level="3">
      <style:text-properties fo:font-weight="bold" style:font-weight-asian="bold" fo:text-transform="uppercase" style:font-size-complex="12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0277in"/>
      <style:text-properties style:font-name="Georgia" fo:font-style="italic" style:font-style-asian="italic" style:font-style-complex="italic" fo:color="#156138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0277in"/>
      <style:text-properties style:font-name="Georgia" fo:color="#156138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0277in"/>
      <style:text-properties style:font-name="Georgia" fo:color="#0E4025" fo:hyphenate="false"/>
    </style:style>
    <style:style style:name="Heading7" style:display-name="Heading 7" style:family="paragraph" style:parent-style-name="Standard" style:next-style-name="Textbody" style:default-outline-level="7">
      <style:paragraph-properties fo:keep-with-next="always" fo:keep-together="always" fo:margin-top="0.0277in"/>
      <style:text-properties style:font-name="Georgia" fo:font-style="italic" style:font-style-asian="italic" style:font-style-complex="italic" fo:color="#0E4025" fo:hyphenate="false"/>
    </style:style>
    <style:style style:name="Heading8" style:display-name="Heading 8" style:family="paragraph" style:parent-style-name="Standard" style:next-style-name="Textbody" style:default-outline-level="8">
      <style:paragraph-properties fo:keep-with-next="always" fo:keep-together="always" fo:margin-top="0.0277in"/>
      <style:text-properties style:font-name="Georgia" fo:font-weight="bold" style:font-weight-asian="bold" fo:color="#00000A" style:font-size-complex="10.5pt" fo:hyphenate="false"/>
    </style:style>
    <style:style style:name="Heading9" style:display-name="Heading 9" style:family="paragraph" style:parent-style-name="Standard" style:next-style-name="Textbody" style:default-outline-level="9">
      <style:paragraph-properties fo:keep-with-next="always" fo:keep-together="always" fo:margin-top="0.0277in"/>
      <style:text-properties style:font-name="Georgia" fo:font-weight="bold" style:font-weight-asian="bold" fo:font-style="italic" style:font-style-asian="italic" style:font-style-complex="italic" fo:color="#00000A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use-window-font-color="true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Standard">
      <style:paragraph-properties fo:margin-left="0.25in" fo:text-indent="-0.25in">
        <style:tab-stops/>
      </style:paragraph-properties>
      <style:text-properties style:font-name-complex="Arial" fo:hyphenate="false"/>
    </style:style>
    <style:style style:name="Caption" style:display-name="Caption" style:family="paragraph" style:parent-style-name="Standard">
      <style:paragraph-properties fo:margin-bottom="0.1388in"/>
      <style:text-properties fo:font-style="italic" style:font-style-asian="italic" style:font-style-complex="italic" fo:color="#161616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MacroText" style:display-name="Macro Text" style:family="paragraph">
      <style:paragraph-properties fo:widows="2" fo:orphans="2" fo:margin-top="0.0555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fo:font-weight="bold" style:font-weight-asian="bold" fo:color="#0E4125" style:font-size-complex="10pt" fo:hyphenate="false"/>
    </style:style>
    <style:style style:name="Title" style:display-name="Title" style:family="paragraph" style:parent-style-name="Standard" style:next-style-name="Subtitle">
      <style:paragraph-properties fo:text-align="center"/>
      <style:text-properties style:font-name="Georgia" fo:font-weight="bold" style:font-weight-asian="bold" style:font-weight-complex="bold" fo:text-transform="uppercase" fo:font-size="35pt" style:font-size-asian="35pt" style:font-size-complex="28pt" fo:hyphenate="false"/>
    </style:style>
    <style:style style:name="Subtitle" style:display-name="Subtitle" style:family="paragraph" style:parent-style-name="Standard" style:next-style-name="Textbody">
      <style:text-properties fo:font-style="italic" style:font-style-asian="italic" style:font-style-complex="italic" fo:color="#5A5A5A" fo:font-size="14pt" style:font-size-asian="14pt" style:font-size-complex="14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text-align="center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ContactInfo" style:display-name="Contact Info" style:family="paragraph" style:parent-style-name="Standard">
      <style:paragraph-properties fo:text-align="center"/>
      <style:text-properties fo:hyphenate="false"/>
    </style:style>
    <style:style style:name="ListBullet" style:display-name="List Bullet" style:family="paragraph" style:parent-style-name="Standard">
      <style:text-properties fo:hyphenate="false"/>
    </style:style>
    <style:style style:name="ListNumber" style:display-name="List Number" style:family="paragraph" style:parent-style-name="Standard">
      <style:text-properties fo:hyphenate="false"/>
    </style:style>
    <style:style style:name="ContentsHeading" style:display-name="Contents Heading" style:family="paragraph" style:parent-style-name="Heading1" style:default-outline-level="1">
      <style:paragraph-properties text:number-lines="false"/>
      <style:text-properties style:font-weight-complex="bold" fo:font-size="16pt" style:font-size-asian="16pt" fo:hyphenate="false"/>
    </style:style>
    <style:style style:name="Quote" style:display-name="Quote" style:family="paragraph" style:parent-style-name="Standard">
      <style:paragraph-properties fo:text-align="center" fo:margin-top="0.1388in"/>
      <style:text-properties fo:font-style="italic" style:font-style-asian="italic" style:font-style-complex="italic" fo:color="#404040" fo:hyphenate="false"/>
    </style:style>
    <style:style style:name="IntenseQuote" style:display-name="Intense Quote" style:family="paragraph" style:parent-style-name="Standard">
      <style:paragraph-properties fo:border-top="0.0069in solid #1D824C" fo:border-left="none" fo:border-bottom="0.0069in solid #1D824C" fo:border-right="none" fo:padding-top="0.1388in" fo:padding-left="0in" fo:padding-bottom="0.1388in" fo:padding-right="0in" style:shadow="none" fo:text-align="center" fo:margin-top="0.25in" fo:margin-bottom="0.25in"/>
      <style:text-properties fo:font-style="italic" style:font-style-asian="italic" style:font-style-complex="italic" fo:color="#1D824C" fo:hyphenate="false"/>
    </style:style>
    <style:style style:name="BalloonText" style:display-name="Balloon Text" style:family="paragraph" style:parent-style-name="Standard">
      <style:text-properties style:font-name="Segoe UI" style:font-name-complex="Segoe UI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style:font-size-complex="8pt" fo:hyphenate="false"/>
    </style:style>
    <style:style style:name="BodyTextIndent3" style:display-name="Body Text Indent 3" style:family="paragraph" style:parent-style-name="Stand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CommentText" style:display-name="Comment Text" style:family="paragraph" style:parent-style-name="Standard">
      <style:text-properties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DocumentMap" style:display-name="Document Map" style:family="paragraph" style:parent-style-name="Standard">
      <style:text-properties style:font-name="Segoe UI" style:font-name-complex="Segoe UI" style:font-size-complex="8pt" fo:hyphenate="false"/>
    </style:style>
    <style:style style:name="EndnoteText" style:display-name="Endnote Text" style:family="paragraph" style:parent-style-name="Standard">
      <style:text-properties style:font-size-complex="10pt" fo:hyphenate="false"/>
    </style:style>
    <style:style style:name="EnvelopeReturn" style:display-name="Envelope Return" style:family="paragraph" style:parent-style-name="Standard">
      <style:text-properties style:font-name="Georgia" style:font-size-complex="10pt" fo:hyphenate="false"/>
    </style:style>
    <style:style style:name="FootnoteText" style:display-name="Footnote Text" style:family="paragraph" style:parent-style-name="Standard">
      <style:text-properties style:font-size-complex="10pt" fo:hyphenate="false"/>
    </style:style>
    <style:style style:name="HTMLPreformatted" style:display-name="HTML Preformatted" style:family="paragraph" style:parent-style-name="Standard">
      <style:text-properties style:font-name="Consolas" style:font-size-complex="10pt" fo:hyphenate="false"/>
    </style:style>
    <style:style style:name="PlainText" style:display-name="Plain Text" style:family="paragraph" style:parent-style-name="Standard">
      <style:text-properties style:font-name="Consolas" style:font-size-complex="10.5pt" fo:hyphenate="false"/>
    </style:style>
    <style:style style:name="Bibliography" style:display-name="Bibliography" style:family="paragraph" style:parent-style-name="Standard">
      <style:text-properties fo:hyphenate="false"/>
    </style:style>
    <style:style style:name="BlockText" style:display-name="Block Text" style:family="paragraph" style:parent-style-name="Standard">
      <style:paragraph-properties fo:border="0.0034in solid #1D824C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1D824C" fo:hyphenate="false"/>
    </style:style>
    <style:style style:name="BodyText2" style:display-name="Body Text 2" style:family="paragraph" style:parent-style-name="Standard">
      <style:paragraph-properties fo:margin-bottom="0.0833in" fo:line-height="200%"/>
      <style:text-properties fo:hyphenate="false"/>
    </style:style>
    <style:style style:name="BodyTextIndent" style:display-name="Body Text Indent" style:family="paragraph" style:parent-style-name="Textbody">
      <style:paragraph-properties fo:margin-bottom="0.1111in" fo:text-indent="0.25in"/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BodyTextFirstIndent2" style:display-name="Body Text First Indent 2" style:family="paragraph" style:parent-style-name="Textbodyindent">
      <style:paragraph-properties fo:margin-bottom="0.1111in" fo:text-indent="0.25in"/>
      <style:text-properties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Closing" style:display-name="Closing" style:family="paragraph" style:parent-style-name="Standard">
      <style:paragraph-properties fo:margin-left="3in">
        <style:tab-stops/>
      </style:paragraph-properties>
      <style:text-properties fo:hyphenate="false"/>
    </style:style>
    <style:style style:name="Date" style:display-name="Date" style:family="paragraph" style:parent-style-name="Standard">
      <style:text-properties fo:hyphenate="false"/>
    </style:style>
    <style:style style:name="E-mailSignature" style:display-name="E-mail Signature" style:family="paragraph" style:parent-style-name="Standard">
      <style:text-properties fo:hyphenate="false"/>
    </style:style>
    <style:style style:name="EnvelopeAddress" style:display-name="Envelope Address" style:family="paragraph" style:parent-style-name="Standard">
      <style:paragraph-properties fo:margin-left="2in">
        <style:tab-stops/>
      </style:paragraph-properties>
      <style:text-properties style:font-name="Georgia" fo:font-size="12pt" style:font-size-asian="12pt" style:font-size-complex="12pt" fo:hyphenate="false"/>
    </style:style>
    <style:style style:name="HTMLAddress" style:display-name="HTML Address" style:family="paragraph" style:parent-style-name="Standard">
      <style:text-properties fo:font-style="italic" style:font-style-asian="italic" style:font-style-complex="italic" fo:hyphenate="false"/>
    </style:style>
    <style:style style:name="Index1" style:display-name="Index 1" style:family="paragraph" style:parent-style-name="Standard">
      <style:paragraph-properties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Standard">
      <style:paragraph-properties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Standard">
      <style:paragraph-properties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Standard">
      <style:paragraph-properties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Standard">
      <style:paragraph-properties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Standard">
      <style:paragraph-properties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Standard">
      <style:paragraph-properties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Standard">
      <style:paragraph-properties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Standard">
      <style:paragraph-properties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Standard">
      <style:text-properties style:font-name="Georgia" fo:font-weight="bold" style:font-weight-asian="bold" style:font-weight-complex="bold" fo:hyphenate="false"/>
    </style:style>
    <style:style style:name="List2" style:display-name="List 2" style:family="paragraph" style:parent-style-name="Standard">
      <style:paragraph-properties fo:margin-bottom="0.0833in"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Standard">
      <style:paragraph-properties fo:margin-bottom="0.0833in" fo:margin-left="0.75in" fo:text-indent="-0.25in">
        <style:tab-stops/>
      </style:paragraph-properties>
      <style:text-properties fo:hyphenate="false"/>
    </style:style>
    <style:style style:name="List4" style:display-name="List 4" style:family="paragraph" style:parent-style-name="Standard">
      <style:paragraph-properties fo:margin-bottom="0.0833in" fo:margin-left="1in" fo:text-indent="-0.25in">
        <style:tab-stops/>
      </style:paragraph-properties>
      <style:text-properties fo:hyphenate="false"/>
    </style:style>
    <style:style style:name="List5" style:display-name="List 5" style:family="paragraph" style:parent-style-name="Standard">
      <style:paragraph-properties fo:margin-bottom="0.0833in" fo:margin-left="1.25in" fo:text-indent="-0.25in">
        <style:tab-stops/>
      </style:paragraph-properties>
      <style:text-properties fo:hyphenate="false"/>
    </style:style>
    <style:style style:name="ListBullet3" style:display-name="List Bullet 3" style:family="paragraph" style:parent-style-name="Standard">
      <style:text-properties fo:hyphenate="false"/>
    </style:style>
    <style:style style:name="ListBullet4" style:display-name="List Bullet 4" style:family="paragraph" style:parent-style-name="Standard">
      <style:text-properties fo:hyphenate="false"/>
    </style:style>
    <style:style style:name="ListBullet5" style:display-name="List Bullet 5" style:family="paragraph" style:parent-style-name="Standard">
      <style:text-properties fo:hyphenate="false"/>
    </style:style>
    <style:style style:name="ListContinue" style:display-name="List Continue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Standard">
      <style:paragraph-properties fo:margin-bottom="0.0833in" fo:margin-left="0.75in">
        <style:tab-stops/>
      </style:paragraph-properties>
      <style:text-properties fo:hyphenate="false"/>
    </style:style>
    <style:style style:name="ListContinue4" style:display-name="List Continue 4" style:family="paragraph" style:parent-style-name="Standard">
      <style:paragraph-properties fo:margin-bottom="0.0833in" fo:margin-left="1in">
        <style:tab-stops/>
      </style:paragraph-properties>
      <style:text-properties fo:hyphenate="false"/>
    </style:style>
    <style:style style:name="ListContinue5" style:display-name="List Continue 5" style:family="paragraph" style:parent-style-name="Standard">
      <style:paragraph-properties fo:margin-bottom="0.0833in" fo:margin-left="1.25in">
        <style:tab-stops/>
      </style:paragraph-properties>
      <style:text-properties fo:hyphenate="false"/>
    </style:style>
    <style:style style:name="ListNumber2" style:display-name="List Number 2" style:family="paragraph" style:parent-style-name="Standard">
      <style:text-properties fo:hyphenate="false"/>
    </style:style>
    <style:style style:name="ListNumber3" style:display-name="List Number 3" style:family="paragraph" style:parent-style-name="Standard">
      <style:text-properties fo:hyphenate="false"/>
    </style:style>
    <style:style style:name="ListNumber4" style:display-name="List Number 4" style:family="paragraph" style:parent-style-name="Standard">
      <style:text-properties fo:hyphenate="false"/>
    </style:style>
    <style:style style:name="ListNumber5" style:display-name="List Number 5" style:family="paragraph" style:parent-style-name="Standard" style:default-outline-level="1"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MessageHeader" style:display-name="Message Header" style:family="paragraph" style:parent-style-name="Standard">
      <style:paragraph-properties fo:border="0.0104in solid #00000A" fo:padding="0.0138in" style:shadow="none" fo:margin-left="0.75in" fo:text-indent="-0.75in" fo:background-color="#CCCCCC">
        <style:tab-stops/>
      </style:paragraph-properties>
      <style:text-properties style:font-name="Georgia" fo:font-size="12pt" style:font-size-asian="12pt" style:font-size-complex="12pt" fo:hyphenate="false"/>
    </style:style>
    <style:style style:name="NoSpacing" style:display-name="No Spacing" style:family="paragraph">
      <style:paragraph-properties fo:widows="2" fo:orphans="2"/>
      <style:text-properties style:use-window-font-color="true" fo:hyphenate="false"/>
    </style:style>
    <style:style style:name="NormalWeb" style:display-name="Normal (Web)" style:family="paragraph" style:parent-style-name="Standard">
      <style:text-properties style:font-name="Times New Roman" style:font-name-complex="Times New Roman" fo:font-size="12pt" style:font-size-asian="12pt" style:font-size-complex="12pt" fo:hyphenate="false"/>
    </style:style>
    <style:style style:name="NormalIndent" style:display-name="Normal Indent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Standard">
      <style:text-properties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Signature" style:display-name="Signature" style:family="paragraph" style:parent-style-name="Standard">
      <style:paragraph-properties text:number-lines="false" fo:margin-left="3in">
        <style:tab-stops/>
      </style:paragraph-properties>
      <style:text-properties fo:hyphenate="false"/>
    </style:style>
    <style:style style:name="TableofAuthorities" style:display-name="Table of Authorities" style:family="paragraph" style:parent-style-name="Standard">
      <style:paragraph-properties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Standard">
      <style:text-properties fo:hyphenate="false"/>
    </style:style>
    <style:style style:name="TOAHeading" style:display-name="TOA Heading" style:family="paragraph" style:parent-style-name="Standard">
      <style:paragraph-properties fo:margin-top="0.0833in"/>
      <style:text-properties style:font-name="Georgia" fo:font-weight="bold" style:font-weight-asian="bold" style:font-weight-complex="bold" fo:font-size="12pt" style:font-size-asian="12pt" style:font-size-complex="12pt" fo:hyphenate="false"/>
    </style:style>
    <style:style style:name="Contents1" style:display-name="Contents 1" style:family="paragraph" style:parent-style-name="Standard">
      <style:paragraph-properties fo:margin-bottom="0.0694in"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Standard">
      <style:paragraph-properties fo:margin-bottom="0.0694in" fo:margin-left="0.1527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Standard">
      <style:paragraph-properties fo:margin-bottom="0.0694in" fo:margin-left="0.3055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Contents4" style:display-name="Contents 4" style:family="paragraph" style:parent-style-name="Standard">
      <style:paragraph-properties fo:margin-bottom="0.0694in" fo:margin-left="0.4583in">
        <style:tab-stops>
          <style:tab-stop style:type="right" style:leader-style="dotted" style:leader-text="." style:position="6.3354in"/>
        </style:tab-stops>
      </style:paragraph-properties>
      <style:text-properties fo:hyphenate="false"/>
    </style:style>
    <style:style style:name="Contents5" style:display-name="Contents 5" style:family="paragraph" style:parent-style-name="Standard">
      <style:paragraph-properties fo:margin-bottom="0.0694in" fo:margin-left="0.6111in">
        <style:tab-stops>
          <style:tab-stop style:type="right" style:leader-style="dotted" style:leader-text="." style:position="6.1388in"/>
        </style:tab-stops>
      </style:paragraph-properties>
      <style:text-properties fo:hyphenate="false"/>
    </style:style>
    <style:style style:name="Contents6" style:display-name="Contents 6" style:family="paragraph" style:parent-style-name="Standard">
      <style:paragraph-properties fo:margin-bottom="0.0694in" fo:margin-left="0.7638in">
        <style:tab-stops>
          <style:tab-stop style:type="right" style:leader-style="dotted" style:leader-text="." style:position="5.9423in"/>
        </style:tab-stops>
      </style:paragraph-properties>
      <style:text-properties fo:hyphenate="false"/>
    </style:style>
    <style:style style:name="Contents7" style:display-name="Contents 7" style:family="paragraph" style:parent-style-name="Standard">
      <style:paragraph-properties fo:margin-bottom="0.0694in" fo:margin-left="0.9166in">
        <style:tab-stops>
          <style:tab-stop style:type="right" style:leader-style="dotted" style:leader-text="." style:position="5.7458in"/>
        </style:tab-stops>
      </style:paragraph-properties>
      <style:text-properties fo:hyphenate="false"/>
    </style:style>
    <style:style style:name="Contents8" style:display-name="Contents 8" style:family="paragraph" style:parent-style-name="Standard">
      <style:paragraph-properties fo:margin-bottom="0.0694in" fo:margin-left="1.0694in">
        <style:tab-stops>
          <style:tab-stop style:type="right" style:leader-style="dotted" style:leader-text="." style:position="5.5493in"/>
        </style:tab-stops>
      </style:paragraph-properties>
      <style:text-properties fo:hyphenate="false"/>
    </style:style>
    <style:style style:name="Contents9" style:display-name="Contents 9" style:family="paragraph" style:parent-style-name="Standard">
      <style:paragraph-properties fo:margin-bottom="0.0694in" fo:margin-left="1.2222in">
        <style:tab-stops>
          <style:tab-stop style:type="right" style:leader-style="dotted" style:leader-text="." style:position="5.3527in"/>
        </style:tab-stops>
      </style:paragraph-properties>
      <style:text-properties fo:hyphenate="false"/>
    </style:style>
    <style:style style:name="ContactInfoEmphasis" style:display-name="Contact Info Emphasis" style:family="paragraph" style:parent-style-name="Standard">
      <style:paragraph-properties fo:text-align="center"/>
      <style:text-properties fo:font-weight="bold" style:font-weight-asian="bold" fo:color="#1D824C" fo:hyphenate="false"/>
    </style:style>
    <style:style style:name="MacroTextChar" style:display-name="Macro Text Char" style:family="text" style:parent-style-name="DefaultParagraphFont">
      <style:text-properties style:font-name="Consolas" fo:font-weight="bold" style:font-weight-asian="bold" fo:color="#0E4125" style:font-size-complex="10pt"/>
    </style:style>
    <style:style style:name="TitleChar" style:display-name="Title Char" style:family="text" style:parent-style-name="DefaultParagraphFont">
      <style:text-properties style:font-name="Georgia" style:font-name-complex="F" fo:text-transform="uppercase" style:letter-kerning="true" fo:font-size="35pt" style:font-size-asian="35pt" style:font-size-complex="28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PlaceholderText" style:display-name="Placeholder Text" style:family="text" style:parent-style-name="DefaultParagraphFont">
      <style:text-properties fo:color="#595959"/>
    </style:style>
    <style:style style:name="Heading1Char" style:display-name="Heading 1 Char" style:family="text" style:parent-style-name="DefaultParagraphFont">
      <style:text-properties style:font-name="Georgia" style:font-name-complex="F" fo:font-weight="bold" style:font-weight-asian="bold" fo:text-transform="uppercase" fo:color="#262626" fo:font-size="14pt" style:font-size-asian="14pt" style:font-size-complex="16pt"/>
    </style:style>
    <style:style style:name="Heading2Char" style:display-name="Heading 2 Char" style:family="text" style:parent-style-name="DefaultParagraphFont">
      <style:text-properties style:font-name-complex="F" fo:font-weight="bold" style:font-weight-asian="bold" fo:text-transform="uppercase" fo:color="#1D824C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-complex="F" fo:font-weight="bold" style:font-weight-asian="bold" fo:text-transform="uppercase" style:font-size-complex="12pt"/>
    </style:style>
    <style:style style:name="SubtleReference" style:display-name="Subtle Reference" style:family="text" style:parent-style-name="DefaultParagraphFont">
      <style:text-properties fo:font-weight="bold" style:font-weight-asian="bold" fo:font-variant="small-caps" fo:color="#595959"/>
    </style:style>
    <style:style style:name="Heading4Char" style:display-name="Heading 4 Char" style:family="text" style:parent-style-name="DefaultParagraphFont">
      <style:text-properties style:font-name="Georgia" style:font-name-complex="F" fo:font-style="italic" style:font-style-asian="italic" style:font-style-complex="italic" fo:color="#156138"/>
    </style:style>
    <style:style style:name="Heading8Char" style:display-name="Heading 8 Char" style:family="text" style:parent-style-name="DefaultParagraphFont">
      <style:text-properties style:font-name="Georgia" style:font-name-complex="F" fo:font-weight="bold" style:font-weight-asian="bold" fo:color="#00000A" style:font-size-complex="10.5pt"/>
    </style:style>
    <style:style style:name="Heading9Char" style:display-name="Heading 9 Char" style:family="text" style:parent-style-name="DefaultParagraphFont">
      <style:text-properties style:font-name="Georgia" style:font-name-complex="F" fo:font-weight="bold" style:font-weight-asian="bold" fo:font-style="italic" style:font-style-asian="italic" style:font-style-complex="italic" fo:color="#00000A" style:font-size-complex="10.5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D824C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SubtitleChar" style:display-name="Subtitle Char" style:family="text" style:parent-style-name="DefaultParagraphFont">
      <style:text-properties style:font-name-complex="F" fo:color="#5A5A5A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Heading7Char" style:display-name="Heading 7 Char" style:family="text" style:parent-style-name="DefaultParagraphFont">
      <style:text-properties style:font-name="Georgia" style:font-name-complex="F" fo:font-style="italic" style:font-style-asian="italic" style:font-style-complex="italic" fo:color="#0E4025"/>
    </style:style>
    <style:style style:name="BodyTextChar" style:display-name="Body Text Char" style:family="text" style:parent-style-name="DefaultParagraphFont"/>
    <style:style style:name="BodyText2Char" style:display-name="Body Text 2 Char" style:family="text" style:parent-style-name="DefaultParagraphFont"/>
    <style:style style:name="BodyTextFirstIndentChar" style:display-name="Body Text First Indent Char" style:family="text" style:parent-style-name="BodyTextChar"/>
    <style:style style:name="BodyTextIndentChar" style:display-name="Body Text Indent Char" style:family="text" style:parent-style-name="DefaultParagraphFont"/>
    <style:style style:name="BodyTextFirstIndent2Char" style:display-name="Body Text First Indent 2 Char" style:family="text" style:parent-style-name="BodyTextIndentChar"/>
    <style:style style:name="BodyTextIndent2Char" style:display-name="Body Text Indent 2 Char" style:family="text" style:parent-style-name="DefaultParagraphFont"/>
    <style:style style:name="ClosingChar" style:display-name="Closing Char" style:family="text" style:parent-style-name="DefaultParagraphFont"/>
    <style:style style:name="DateChar" style:display-name="Date Char" style:family="text" style:parent-style-name="DefaultParagraphFont"/>
    <style:style style:name="E-mailSignatureChar" style:display-name="E-mail Signature Char" style:family="text" style:parent-style-name="DefaultParagraphFont"/>
    <style:style style:name="EndnoteReference" style:display-name="Endnote Reference" style:family="text" style:parent-style-name="DefaultParagraphFont">
      <style:text-properties style:text-position="super 63.6%"/>
    </style:style>
    <style:style style:name="FollowedHyperlink" style:display-name="FollowedHyperlink" style:family="text" style:parent-style-name="DefaultParagraphFont">
      <style:text-properties fo:color="#BF4A27" style:text-underline-type="single" style:text-underline-style="solid" style:text-underline-width="auto" style:text-underline-mode="continuous" style:text-underline-color="font-color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Heading5Char" style:display-name="Heading 5 Char" style:family="text" style:parent-style-name="DefaultParagraphFont">
      <style:text-properties style:font-name="Georgia" style:font-name-complex="F" fo:color="#156138"/>
    </style:style>
    <style:style style:name="Heading6Char" style:display-name="Heading 6 Char" style:family="text" style:parent-style-name="DefaultParagraphFont">
      <style:text-properties style:font-name="Georgia" style:font-name-complex="F" fo:color="#0E4025"/>
    </style:style>
    <style:style style:name="HTMLAcronym" style:display-name="HTML Acronym" style:family="text" style:parent-style-name="DefaultParagraphFont"/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Sample" style:display-name="HTML Sample" style:family="text" style:parent-style-name="DefaultParagraphFont">
      <style:text-properties style:font-name="Consolas" fo:font-size="12pt" style:font-size-asian="12pt" style:font-size-complex="12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Internetlink" style:display-name="Internet link" style:family="text" style:parent-style-name="DefaultParagraphFont">
      <style:text-properties fo:color="#2C5C85" style:text-underline-type="single" style:text-underline-style="solid" style:text-underline-width="auto" style:text-underline-mode="continuous" style:text-underline-color="font-color"/>
    </style:style>
    <style:style style:name="IntenseEmphasis" style:display-name="Intense Emphasis" style:family="text" style:parent-style-name="DefaultParagraphFont">
      <style:text-properties fo:font-weight="bold" style:font-weight-asian="bold" style:font-style-complex="italic" fo:color="#262626"/>
    </style:style>
    <style:style style:name="LineNumber" style:display-name="Line Number" style:family="text" style:parent-style-name="DefaultParagraphFont"/>
    <style:style style:name="MessageHeaderChar" style:display-name="Message Header Char" style:family="text" style:parent-style-name="DefaultParagraphFont">
      <style:text-properties style:font-name="Georgia" style:font-name-complex="F" fo:font-size="12pt" style:font-size-asian="12pt" style:font-size-complex="12pt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SalutationChar" style:display-name="Salutation Char" style:family="text" style:parent-style-name="DefaultParagraphFont"/>
    <style:style style:name="SignatureChar" style:display-name="Signature Char" style:family="text" style:parent-style-name="DefaultParagraphFont"/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Label1" style:display-name="ListLabel 1" style:family="text">
      <style:text-properties fo:color="#1D824C"/>
    </style:style>
    <style:style style:name="ListLabel2" style:display-name="ListLabel 2" style:family="text">
      <style:text-properties fo:color="#1D824C" fo:font-size="12pt" style:font-size-asian="12pt"/>
    </style:style>
    <style:style style:name="ListLabel3" style:display-name="ListLabel 3" style:family="text">
      <style:text-properties fo:color="#1D824C" fo:font-size="11pt" style:font-size-asian="11pt"/>
    </style:style>
    <style:style style:name="ListLabel4" style:display-name="ListLabel 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5" style:display-name="ListLabel 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6" style:display-name="ListLabel 6" style:family="text">
      <style:text-properties style:font-name-complex="Courier New"/>
    </style:style>
    <style:style style:name="WW_CharLFO1LVL1" style:family="text">
      <style:text-properties fo:color="#1D824C" fo:font-size="11pt" style:font-size-asian="11pt"/>
    </style:style>
    <text:list-style style:name="WW_OutlineListStyle" style:display-name="WW_OutlineListStyle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fo:color="#1D824C"/>
    </style:style>
    <text:list-style style:name="WWNum1" style:display-name="WWNum1">
      <text:list-level-style-bullet text:level="1" text:style-name="WW_CharLFO2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color="#1D824C"/>
    </style:style>
    <text:list-style style:name="WWNum2" style:display-name="WWNum2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/>
    </style:style>
    <text:list-style style:name="WWNum3" style:display-name="WWNum3">
      <text:list-level-style-bullet text:level="1" text:style-name="WW_CharLFO4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fo:color="#1D824C" fo:font-size="11pt" style:font-size-asian="11pt"/>
    </style:style>
    <style:style style:name="WW_CharLFO8LVL2" style:family="text">
      <style:text-properties fo:color="#1D824C" fo:font-size="11pt" style:font-size-asian="11pt"/>
    </style:style>
    <style:style style:name="WW_CharLFO8LVL3" style:family="text">
      <style:text-properties fo:color="#1D824C" fo:font-size="11pt" style:font-size-asian="11pt"/>
    </style:style>
    <style:style style:name="WW_CharLFO8LVL4" style:family="text">
      <style:text-properties fo:color="#1D824C" fo:font-size="11pt" style:font-size-asian="11pt"/>
    </style:style>
    <text:list-style style:name="WWNum7" style:display-name="WWNum7">
      <text:list-level-style-number text:level="1" text:style-name="WW_CharLFO8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8LVL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8LVL3" style:num-suffix=")" style:num-format="i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8LVL4" style:num-prefix="(" style:num-suffix=")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9" style:display-name="WWNum9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i" text:display-levels="4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 style:num-letter-sync="true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i" text:display-levels="7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Symbol"/>
    </style:style>
    <text:list-style style:name="WWNum16" style:display-name="WWNum16">
      <text:list-level-style-bullet text:level="1" text:style-name="WW_CharLFO1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18LVL1" style:family="text">
      <style:text-properties style:font-name="Times New Roman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8LVL2" style:family="text">
      <style:text-properties style:font-name="Times New Roman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8LVL3" style:family="text">
      <style:text-properties style:font-name="Times New Roman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8LVL4" style:family="text">
      <style:text-properties style:font-name="Times New Roman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8LVL5" style:family="text">
      <style:text-properties style:font-name="Times New Roman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8LVL6" style:family="text">
      <style:text-properties style:font-name="Times New Roman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8LVL7" style:family="text">
      <style:text-properties style:font-name="Times New Roman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8LVL8" style:family="text">
      <style:text-properties style:font-name="Times New Roman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8LVL9" style:family="text">
      <style:text-properties style:font-name="Times New Roman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17" style:display-name="WWNum17">
      <text:list-level-style-bullet text:level="1" text:style-name="WW_CharLFO1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1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WW_CharLFO18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_CharLFO18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_CharLFO1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_CharLFO18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_CharLFO18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_CharLFO1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_CharLFO18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8" style:display-name="WWNum18">
      <text:list-level-style-bullet text:level="1" text:style-name="WW_CharLFO1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Num19" style:display-name="WWNum19">
      <text:list-level-style-bullet text:level="1" text:style-name="WW_CharLFO20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97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>
      <style:footer>
        <text:p text:style-name="Footer"/>
      </style:footer>
    </style:master-page>
    <style:master-page style:next-style-name="MP0" style:name="MPF0" style:page-layout-name="PL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van Kasyap</meta:initial-creator>
    <dc:creator>saikrishna</dc:creator>
    <meta:creation-date>2023-03-11T08:45:00Z</meta:creation-date>
    <dc:date>2023-11-05T13:46:00Z</dc:date>
    <meta:template xlink:href="Normal" xlink:type="simple"/>
    <meta:editing-cycles>2</meta:editing-cycles>
    <meta:editing-duration>PT12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5" meta:word-count="427" meta:character-count="2862" meta:row-count="20" meta:non-whitespace-character-count="2440"/>
  </office:meta>
</office:document-meta>
</file>